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7.297cm" fo:margin-left="0.016cm" fo:margin-right="-0.002cm" style:page-number="0" table:align="margins" style:writing-mode="lr-tb" table:border-model="separating"/>
    </style:style>
    <style:style style:name="Tabelle1.A" style:family="table-column">
      <style:table-column-properties style:column-width="2.917cm" style:rel-column-width="11056*"/>
    </style:style>
    <style:style style:name="Tabelle1.B" style:family="table-column">
      <style:table-column-properties style:column-width="14.379cm" style:rel-column-width="54479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49cm" fo:border-left="0.002cm solid #000000" fo:border-right="0.002cm solid #000000" fo:border-top="0.002cm solid #000000" fo:border-bottom="none" style:writing-mode="lr-tb"/>
    </style:style>
    <style:style style:name="Tabelle1.A2" style:family="table-cell">
      <style:table-cell-properties style:vertical-align="top" fo:padding="0.049cm" fo:border-left="0.002cm solid #000000" fo:border-right="none" fo:border-top="none" fo:border-bottom="none" style:writing-mode="lr-tb"/>
    </style:style>
    <style:style style:name="Tabelle1.B2" style:family="table-cell">
      <style:table-cell-properties style:vertical-align="top" fo:padding="0.049cm" fo:border-left="none" fo:border-right="0.002cm solid #000000" fo:border-top="none" fo:border-bottom="none" style:writing-mode="lr-tb"/>
    </style:style>
    <style:style style:name="Tabelle1.A9" style:family="table-cell">
      <style:table-cell-properties style:vertical-align="top" fo:padding="0.049cm" fo:border-left="0.002cm solid #000000" fo:border-right="none" fo:border-top="none" fo:border-bottom="0.002cm solid #000000" style:writing-mode="lr-tb"/>
    </style:style>
    <style:style style:name="Tabelle1.B9" style:family="table-cell">
      <style:table-cell-properties style:vertical-align="top" fo:padding="0.049cm" fo:border-left="none" fo:border-right="0.002cm solid #000000" fo:border-top="none" fo:border-bottom="0.002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2" style:family="paragraph" style:parent-style-name="PTE_20_Hauptext">
      <style:paragraph-properties fo:margin-left="0cm" fo:margin-right="0.116cm" fo:text-indent="0cm" style:auto-text-indent="false"/>
    </style:style>
    <style:style style:name="P23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4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5" style:family="paragraph" style:parent-style-name="PTE_20_Hauptext">
      <style:paragraph-properties fo:margin-left="0cm" fo:margin-right="4.561cm" fo:text-align="start" style:justify-single-word="false" fo:text-indent="0cm" style:auto-text-indent="false"/>
    </style:style>
    <style:style style:name="P26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7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8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9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0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1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33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77344648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76484776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76994576">
          <text:deletion>
            <office:change-info>
              <dc:creator>Christoph Herbst</dc:creator>
              <dc:date>2010-06-25T17:18:00</dc:date>
            </office:change-info>
            <text:list xml:id="list1907731604" text:style-name="WW8Num2">
              <text:list-header>
                <text:p text:style-name="P2">5</text:p>
              </text:list-header>
            </text:list>
          </text:deletion>
        </text:changed-region>
        <text:changed-region text:id="ct177138712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77138808">
          <text:deletion>
            <office:change-info>
              <dc:creator>Christoph Herbst</dc:creator>
              <dc:date>2010-06-25T17:19:00</dc:date>
            </office:change-info>
            <text:list xml:id="list174232552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77268768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6567936">
          <text:deletion>
            <office:change-info>
              <dc:creator>Christoph Herbst</dc:creator>
              <dc:date>2010-06-25T17:19:00</dc:date>
            </office:change-info>
            <text:list xml:id="list792586900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77352464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77352560">
          <text:deletion>
            <office:change-info>
              <dc:creator>Christoph Herbst</dc:creator>
              <dc:date>2010-06-25T17:20:00</dc:date>
            </office:change-info>
            <text:list xml:id="list1624532199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76485792">
          <text:deletion>
            <office:change-info>
              <dc:creator>Christoph Herbst</dc:creator>
              <dc:date>2010-06-25T17:20:00</dc:date>
            </office:change-info>
            <text:list xml:id="list1228614962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77267992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76993952">
          <text:deletion>
            <office:change-info>
              <dc:creator>Christoph Herbst</dc:creator>
              <dc:date>2010-06-25T17:21:00</dc:date>
            </office:change-info>
            <text:list xml:id="list2080604253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1660734188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104316212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1149097406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157478718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304434725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76487984">
          <text:insertion>
            <office:change-info>
              <dc:creator>Christoph Herbst</dc:creator>
              <dc:date>2010-06-25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8">{longName}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Zeit</text:p>
          </table:table-cell>
          <table:table-cell table:style-name="Tabelle1.B2" office:value-type="string">
            <text:list xml:id="list449466251" text:continue-list="list1228614962" text:style-name="WW8Num2">
              <text:list-header>
                <text:p text:style-name="P31"><text:change text:change-id="ct176994576"/><text:change-start text:change-id="ct177138712"/>{zeit}<text:change-end text:change-id="ct177138712"/><text:change text:change-id="ct177138808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Ziel</text:p>
          </table:table-cell>
          <table:table-cell table:style-name="Tabelle1.B2" office:value-type="string">
            <text:list xml:id="list1567373737" text:continue-numbering="true" text:style-name="WW8Num2">
              <text:list-header>
                <text:p text:style-name="P31"><text:change-start text:change-id="ct177268768"/>{ziel} <text:change-end text:change-id="ct177268768"/><text:change text:change-id="ct166567936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Methode</text:p>
          </table:table-cell>
          <table:table-cell table:style-name="Tabelle1.B2" office:value-type="string">
            <text:list xml:id="list508559615" text:continue-numbering="true" text:style-name="WW8Num2">
              <text:list-header>
                <text:p text:style-name="P31"><text:change-start text:change-id="ct177352464"/>{methode} <text:change-end text:change-id="ct177352464"/><text:change text:change-id="ct177352560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9" office:value-type="string">
            <text:p text:style-name="P27">Material</text:p>
          </table:table-cell>
          <table:table-cell table:style-name="Tabelle1.B9" office:value-type="string">
            <text:list xml:id="list1227046653" text:continue-numbering="true" text:style-name="WW8Num2">
              <text:list-header>
                <text:p text:style-name="P31"><text:change text:change-id="ct176485792"/><text:change-start text:change-id="ct177267992"/>{material}<text:change-end text:change-id="ct177267992"/></text:p>
              </text:list-header>
            </text:list>
          </table:table-cell>
        </table:table-row>
      </table:table>
      <text:p text:style-name="P22"/>
      <text:p text:style-name="P26"><draw:frame draw:style-name="fr1" draw:name="Rahmen1" text:anchor-type="char" svg:x="13.57cm" svg:y="0.529cm" svg:width="3.72cm" draw:z-index="0"><draw:text-box fo:min-height="1cm"><text:p text:style-name="P14">Tipp</text:p><text:p text:style-name="Marginalia"/><text:p text:style-name="P1"><text:change text:change-id="ct177344648"/><text:change-start text:change-id="ct176484776"/>{tip}<text:change-end text:change-id="ct176484776"/></text:p><text:p text:style-name="Marginalia"/><text:p text:style-name="Marginalia"/></draw:text-box></draw:frame>Inhalt</text:p>
      <text:p text:style-name="P23"/>
      <text:p text:style-name="P19"><text:change text:change-id="ct176993952"/><text:change-start text:change-id="ct176487984"/>{Inhalt}<text:change-end text:change-id="ct176487984"/></text:p>
      <text:p text:style-name="P15"><text:tab/><text:tab/></text:p>
      <text:p text:style-name="P24">[!-- BEGIN bilder --]<text:line-break/>{bild}<text:line-break/></text:p>
      <text:p text:style-name="P25">{titel}<text:line-break/></text:p>
      <text:p text:style-name="P24"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2.51cm" fo:margin-right="1.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{ptKuerzel}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{ptKuerzel1} {ptJahr}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7-22T23:50:52</dc:date>
    <meta:print-date>2010-06-25T11:29:08</meta:print-date>
    <meta:editing-cycles>42</meta:editing-cycles>
    <meta:printed-by>Christoph Herbst</meta:printed-by>
    <meta:generator>OpenOffice.org/3.2$Linux OpenOffice.org_project/320m12$Build-9483</meta:generator>
    <meta:editing-duration>PT07H28M53S</meta:editing-duration>
    <meta:document-statistic meta:table-count="1" meta:image-count="1" meta:object-count="0" meta:page-count="1" meta:paragraph-count="34" meta:word-count="255" meta:character-count="1686"/>
    <meta:user-defined meta:name="Info 1"/>
    <meta:user-defined meta:name="Info 2"/>
    <meta:user-defined meta:name="Info 3"/>
    <meta:user-defined meta:name="Info 4"/>
  </office:meta>
</office:document-meta>
</file>